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881f" officeooo:paragraph-rsid="000488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File: setcard.h</text:p>
      <text:p text:style-name="P1">// Declare a class to represent set Card Date and its required</text:p>
      <text:p text:style-name="P1">//functions</text:p>
      <text:p text:style-name="P1">//-----------------------------------------------------------------</text:p>
      <text:p text:style-name="P1">// Class: CS 215 <text:s text:c="20"/>Instructor: Dr. Deborah Hwang</text:p>
      <text:p text:style-name="P1">// Assignment: <text:s text:c="3"/>setcard.h <text:s text:c="9"/>Date assigned: <text:s/>2/2/2017</text:p>
      <text:p text:style-name="P1">// Programmer: <text:s text:c="3"/>Kunal Mukherjee <text:s text:c="3"/>Date completed: 9/2/2017</text:p>
      <text:p text:style-name="P1"/>
      <text:p text:style-name="P1"/>
      <text:p text:style-name="P1">#include &lt;string&gt;</text:p>
      <text:p text:style-name="P1">#include &lt;iostream&gt;</text:p>
      <text:p text:style-name="P1"/>
      <text:p text:style-name="P1">//if this symbol is undefined, then proceed</text:p>
      <text:p text:style-name="P1">// <text:s text:c="17"/>defined, then skip to #endif</text:p>
      <text:p text:style-name="P1">#ifndef SETCARD_H <text:s/></text:p>
      <text:p text:style-name="P1">#define SETCARD_H</text:p>
      <text:p text:style-name="P1"/>
      <text:p text:style-name="P1">//creation of nee data type, as specififed by the project</text:p>
      <text:p text:style-name="P1">enum ColorType {RED, GREEN, PURPLE};</text:p>
      <text:p text:style-name="P1">enum ShadeType {SOLID, STRIPED, OPEN};</text:p>
      <text:p text:style-name="P1">enum ShapeType {DIAMOND, SQUIGGLE, OVAL};</text:p>
      <text:p text:style-name="P1"/>
      <text:p text:style-name="P1">//SetCard class specification here</text:p>
      <text:p text:style-name="P1">class SetCard</text:p>
      <text:p text:style-name="P1">{</text:p>
      <text:p text:style-name="P1"><text:s/>public: //prototype of the operations stored here</text:p>
      <text:p text:style-name="P1"><text:s text:c="9"/>// public memeber of the class</text:p>
      <text:p text:style-name="P1"/>
      <text:p text:style-name="P1"><text:s text:c="2"/>SetCard(); //default constructor</text:p>
      <text:p text:style-name="P1"/>
      <text:p text:style-name="P1"><text:s text:c="2"/>//Initializes this cardtype as specified by the user</text:p>
      <text:p text:style-name="P1"><text:s text:c="2"/>void Initialize(int newNumber, <text:s/>//REC'D: a new number</text:p>
      <text:p text:style-name="P1"><text:tab/><text:tab/> <text:s/>ColorType newColor,//REC'D:a new color </text:p>
      <text:p text:style-name="P1"><text:tab/><text:tab/> <text:s/>ShadeType newShade,//REC'D:a new shade</text:p>
      <text:p text:style-name="P1"><text:tab/><text:tab/> <text:s/>ShapeType newShape);//REC'D:a new shape</text:p>
      <text:p text:style-name="P1"><text:s text:c="38"/>// nothing is returned</text:p>
      <text:p text:style-name="P1"/>
      <text:p text:style-name="P1"><text:s text:c="2"/>int GetNumber() const; //returns the number</text:p>
      <text:p text:style-name="P1"/>
      <text:p text:style-name="P1"><text:s text:c="2"/>ColorType GetColor() const; //returns the color</text:p>
      <text:p text:style-name="P1"/>
      <text:p text:style-name="P1"><text:s text:c="2"/>ShadeType GetShade() const; //returns the shade</text:p>
      <text:p text:style-name="P1"/>
      <text:p text:style-name="P1"><text:s text:c="2"/>ShapeType GetShape() const; //returns the shape</text:p>
      <text:p text:style-name="P1"/>
      <text:p text:style-name="P1"><text:s text:c="2"/>bool IsSet(SetCard card2, // REC'D: a setcard2 for comparing</text:p>
      <text:p text:style-name="P1"><text:tab/> <text:s text:c="4"/>SetCard card3) const;// REC'D: a setcard3 for comparin</text:p>
      <text:p text:style-name="P1"><text:s text:c="34"/>// returns a boolean value</text:p>
      <text:p text:style-name="P1"/>
      <text:p text:style-name="P1"><text:soft-page-break/><text:s text:c="2"/>std::string ToString() const;//returns the set value as a string</text:p>
      <text:p text:style-name="P1"/>
      <text:p text:style-name="P1"><text:s text:c="2"/>// friend overloaded operator function that reads the SET card</text:p>
      <text:p text:style-name="P1"><text:s text:c="2"/>//value from the input stream, without prompting, in encoded</text:p>
      <text:p text:style-name="P1"><text:s text:c="2"/>//format</text:p>
      <text:p text:style-name="P1"><text:s text:c="2"/>friend std::istream &amp;operator &gt;&gt; (std::istream &amp;in,//REC'D,PASBK &amp; RET</text:p>
      <text:p text:style-name="P1"><text:tab/><text:tab/><text:tab/><text:tab/> <text:s text:c="3"/>SetCard &amp;aCard); // PASSEDBK</text:p>
      <text:p text:style-name="P1"/>
      <text:p text:style-name="P1"><text:s text:c="2"/>// friend overloaded operator function that prints SET card attributes</text:p>
      <text:p text:style-name="P1"><text:s text:c="2"/>// to an output streamin the format readable by the operator</text:p>
      <text:p text:style-name="P1"><text:s text:c="2"/>friend std::ostream &amp;operator &lt;&lt; (std::ostream &amp;out,//REC'D,PASBK &amp; RET</text:p>
      <text:p text:style-name="P1"><text:tab/><text:tab/><text:tab/><text:tab/> <text:s text:c="3"/>SetCard aCard);// PASSEDB</text:p>
      <text:p text:style-name="P1"><text:s text:c="2"/></text:p>
      <text:p text:style-name="P1"/>
      <text:p text:style-name="P1"><text:s/>private:// the private member of the class</text:p>
      <text:p text:style-name="P1"/>
      <text:p text:style-name="P1"><text:s text:c="2"/>int number; // interger number</text:p>
      <text:p text:style-name="P1"><text:s text:c="2"/></text:p>
      <text:p text:style-name="P1"><text:s text:c="2"/>ColorType color; //colortype color</text:p>
      <text:p text:style-name="P1"><text:s text:c="2"/></text:p>
      <text:p text:style-name="P1"><text:s text:c="2"/>ShadeType shade; // shadetype shade</text:p>
      <text:p text:style-name="P1"><text:s text:c="2"/></text:p>
      <text:p text:style-name="P1"><text:s text:c="2"/>ShapeType shape; // shapetype shape</text:p>
      <text:p text:style-name="P1"><text:s text:c="2"/></text:p>
      <text:p text:style-name="P1">};</text:p>
      <text:p text:style-name="P1"/>
      <text:p text:style-name="P1">#endif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File: setcard.cpp</text:p>
      <text:p text:style-name="P1">// Implementation of the SetCard class</text:p>
      <text:p text:style-name="P1">//</text:p>
      <text:p text:style-name="P1">//-----------------------------------------------------------------</text:p>
      <text:p text:style-name="P1">// Class: CS 215 <text:s text:c="20"/>Instructor: Dr. Deborah Hwang</text:p>
      <text:p text:style-name="P1">// Assignment: <text:s text:c="3"/>setcard.cpp <text:s text:c="7"/>Date assigned: <text:s/>2/2/2017</text:p>
      <text:p text:style-name="P1">// Programmer: <text:s text:c="3"/>Kunal Mukherjee <text:s text:c="3"/>Date completed: 9/2/2017</text:p>
      <text:p text:style-name="P1"/>
      <text:p text:style-name="P1">#include "setcard.h" //header file</text:p>
      <text:p text:style-name="P1"/>
      <text:p text:style-name="P1">//a static library so that ToString can return the</text:p>
      <text:p text:style-name="P1">//correct Number, Color, Shade and Shape</text:p>
      <text:p text:style-name="P1">static std::string NumberConversion[] = {"ERROR","ONE", "TWO", "THREE"};</text:p>
      <text:p text:style-name="P1">static std::string ColorConversion[] = {"RED","GREEN","PURPLE"};</text:p>
      <text:p text:style-name="P1">static std::string ShadeConversion[] = { "SOLID", "STRIPED", "OPEN"};</text:p>
      <text:p text:style-name="P1">static std::string ShapeConversion[] = { "DIAMOND", "SQUIGGLE", "OVAL"};</text:p>
      <text:p text:style-name="P1"/>
      <text:p text:style-name="P1">SetCard::SetCard()</text:p>
      <text:p text:style-name="P1">{</text:p>
      <text:p text:style-name="P1"><text:s text:c="2"/>//The way setcard is first initialized</text:p>
      <text:p text:style-name="P1"><text:s text:c="2"/>number = 1; <text:s/></text:p>
      <text:p text:style-name="P1"><text:s text:c="2"/>color = RED;</text:p>
      <text:p text:style-name="P1"><text:s text:c="2"/>shade = SOLID;</text:p>
      <text:p text:style-name="P1"><text:s text:c="2"/>shape = DIAMOND;</text:p>
      <text:p text:style-name="P1">}</text:p>
      <text:p text:style-name="P1"/>
      <text:p text:style-name="P1">//this is a transformer fuction, when transfored the data</text:p>
      <text:p text:style-name="P1">//stored in private part of the class</text:p>
      <text:p text:style-name="P1">void SetCard::Initialize(int newNumber,</text:p>
      <text:p text:style-name="P1"><text:tab/><text:tab/><text:tab/> ColorType newColor,</text:p>
      <text:p text:style-name="P1"><text:tab/><text:tab/><text:tab/> ShadeType newShade,</text:p>
      <text:p text:style-name="P1"><text:tab/><text:tab/><text:tab/> ShapeType newShape)</text:p>
      <text:p text:style-name="P1">{</text:p>
      <text:p text:style-name="P1"><text:s text:c="2"/>if (newNumber &lt; 1 || newNumber &gt; 3) //error checking to see</text:p>
      <text:p text:style-name="P1"><text:s text:c="38"/>//the number is in between</text:p>
      <text:p text:style-name="P1"><text:s text:c="38"/>//1-3; exception is trown</text:p>
      <text:p text:style-name="P1"><text:s text:c="4"/>{</text:p>
      <text:p text:style-name="P1"><text:s text:c="6"/>throw std::string("Date::Intialize() - error in newMonth value");</text:p>
      <text:p text:style-name="P1"><text:s text:c="4"/>}</text:p>
      <text:p text:style-name="P1"><text:s text:c="2"/></text:p>
      <text:p text:style-name="P1"><text:s text:c="2"/>// the data is read from its varibale is stored</text:p>
      <text:p text:style-name="P1"><text:s text:c="2"/>// in the respective data class</text:p>
      <text:p text:style-name="P1"><text:s text:c="2"/>number = newNumber; </text:p>
      <text:p text:style-name="P1"/>
      <text:p text:style-name="P1"><text:s text:c="2"/>color = newColor;</text:p>
      <text:p text:style-name="P1"/>
      <text:p text:style-name="P1"><text:s text:c="2"/>shade = newShade;</text:p>
      <text:p text:style-name="P1"/>
      <text:p text:style-name="P1"><text:s text:c="2"/>shape = newShape;</text:p>
      <text:p text:style-name="P1"><text:soft-page-break/>}</text:p>
      <text:p text:style-name="P1"/>
      <text:p text:style-name="P1">//GetNumber is a accessor function returns the number</text:p>
      <text:p text:style-name="P1">int SetCard::GetNumber() const</text:p>
      <text:p text:style-name="P1"><text:s/>{</text:p>
      <text:p text:style-name="P1"><text:s text:c="3"/>return number;</text:p>
      <text:p text:style-name="P1"><text:s/>}</text:p>
      <text:p text:style-name="P1"/>
      <text:p text:style-name="P1">//GetColor is a accessor function returns the color</text:p>
      <text:p text:style-name="P1">ColorType SetCard::GetColor() const</text:p>
      <text:p text:style-name="P1">{</text:p>
      <text:p text:style-name="P1"><text:s text:c="2"/>return color;</text:p>
      <text:p text:style-name="P1">}</text:p>
      <text:p text:style-name="P1"/>
      <text:p text:style-name="P1">//GetShade is a accessor function returns the shade</text:p>
      <text:p text:style-name="P1">ShadeType SetCard::GetShade() const</text:p>
      <text:p text:style-name="P1">{</text:p>
      <text:p text:style-name="P1"><text:s text:c="2"/>return shade;</text:p>
      <text:p text:style-name="P1">}</text:p>
      <text:p text:style-name="P1"/>
      <text:p text:style-name="P1">//GetShape is a accessor function returns the shape</text:p>
      <text:p text:style-name="P1">ShapeType SetCard::GetShape() const</text:p>
      <text:p text:style-name="P1">{</text:p>
      <text:p text:style-name="P1"><text:s text:c="2"/>return shape;</text:p>
      <text:p text:style-name="P1">}</text:p>
      <text:p text:style-name="P1"/>
      <text:p text:style-name="P1">//IsSet returns a boolean value after</text:p>
      <text:p text:style-name="P1">//going throught the steps and to see if</text:p>
      <text:p text:style-name="P1">//the three are a set or not</text:p>
      <text:p text:style-name="P1">bool SetCard:: IsSet(SetCard card2, SetCard card3) const</text:p>
      <text:p text:style-name="P1">{</text:p>
      <text:p text:style-name="P1"><text:s text:c="2"/>// If all the four data attributes are same for all the</text:p>
      <text:p text:style-name="P1"><text:s text:c="2"/>//three cards defined.</text:p>
      <text:p text:style-name="P1"><text:s text:c="2"/>// The A set is three cards where each characteristic is </text:p>
      <text:p text:style-name="P1"><text:s text:c="2"/>//the same in all three cards or different in all three cards. <text:s text:c="2"/></text:p>
      <text:p text:style-name="P1"/>
      <text:p text:style-name="P1"><text:s text:c="2"/></text:p>
      <text:p text:style-name="P1"><text:s text:c="2"/>if ( (((number == card2.number) &amp;&amp; (number == card3.number)) ||</text:p>
      <text:p text:style-name="P1"><text:tab/>(( number != card2.number) &amp;&amp; (number != card3.number) &amp;&amp;</text:p>
      <text:p text:style-name="P1"><text:tab/> (card2.number != card3.number))) &amp;&amp;</text:p>
      <text:p text:style-name="P1"><text:s text:c="7"/>(((color == card2.color) &amp;&amp; (color == card3.color)) ||</text:p>
      <text:p text:style-name="P1"><text:tab/>(( color != card2.color) &amp;&amp; (color != card3.color) &amp;&amp;</text:p>
      <text:p text:style-name="P1"><text:tab/> (card2.color != card3.color))) &amp;&amp;</text:p>
      <text:p text:style-name="P1"><text:s text:c="7"/>(((shade == card2.shade) &amp;&amp; (shade == card3.shade)) ||</text:p>
      <text:p text:style-name="P1"><text:tab/>(( shade != card2.shade) &amp;&amp; (shade != card3.shade) &amp;&amp;</text:p>
      <text:p text:style-name="P1"><text:tab/> (card2.shade != card3.shade))) &amp;&amp;</text:p>
      <text:p text:style-name="P1"><text:s text:c="7"/>(((shape == card2.shape) &amp;&amp; (shape == card3.shape)) ||</text:p>
      <text:p text:style-name="P1"><text:tab/>((shape != card2.shape) &amp;&amp; (shape != card3.shape) &amp;&amp;</text:p>
      <text:p text:style-name="P1"><text:tab/> (card2.shape != card3.shape))))</text:p>
      <text:p text:style-name="P1"><text:soft-page-break/><text:s text:c="4"/>{</text:p>
      <text:p text:style-name="P1"><text:s text:c="6"/>return true;</text:p>
      <text:p text:style-name="P1"><text:s text:c="4"/>}</text:p>
      <text:p text:style-name="P1"/>
      <text:p text:style-name="P1"><text:s text:c="4"/>else</text:p>
      <text:p text:style-name="P1"><text:s text:c="6"/>return false;</text:p>
      <text:p text:style-name="P1">}</text:p>
      <text:p text:style-name="P1"/>
      <text:p text:style-name="P1">//ToString returns the expanded form of the data read in from the</text:p>
      <text:p text:style-name="P1">//file</text:p>
      <text:p text:style-name="P1">std::string SetCard::ToString() const </text:p>
      <text:p text:style-name="P1">{</text:p>
      <text:p text:style-name="P1"><text:s text:c="2"/>return NumberConversion[number] + " " + ColorConversion[color]+</text:p>
      <text:p text:style-name="P1"><text:s text:c="3"/>" " + ShadeConversion[shade] + " " + ShapeConversion[shape] ;</text:p>
      <text:p text:style-name="P1">}</text:p>
      <text:p text:style-name="P1"/>
      <text:p text:style-name="P1">//verloaded operator function that reads SET card values from</text:p>
      <text:p text:style-name="P1">//an input stream, without prompting</text:p>
      <text:p text:style-name="P1">std::istream &amp;operator &gt;&gt; (std::istream &amp;in, SetCard &amp;aCard)</text:p>
      <text:p text:style-name="P1">{</text:p>
      <text:p text:style-name="P1"><text:s text:c="2"/>//Each character is to be converted to its attribute type value,</text:p>
      <text:p text:style-name="P1"><text:s text:c="2"/>//where needed, and stored in the attributes</text:p>
      <text:p text:style-name="P1"><text:s text:c="2"/></text:p>
      <text:p text:style-name="P1"><text:s text:c="2"/>int intNum;</text:p>
      <text:p text:style-name="P1"><text:s text:c="2"/>char intColor;</text:p>
      <text:p text:style-name="P1"><text:s text:c="2"/>char intShape;</text:p>
      <text:p text:style-name="P1"><text:s text:c="2"/>char intShade;</text:p>
      <text:p text:style-name="P1"><text:s text:c="2"/></text:p>
      <text:p text:style-name="P1"><text:s text:c="2"/>in &gt;&gt; intNum;</text:p>
      <text:p text:style-name="P1"/>
      <text:p text:style-name="P1"><text:s text:c="2"/>//Appropiate error is checked for each input stream</text:p>
      <text:p text:style-name="P1"><text:s text:c="3"/>if (in.fail())</text:p>
      <text:p text:style-name="P1"><text:s text:c="4"/>return in;</text:p>
      <text:p text:style-name="P1"><text:s text:c="3"/></text:p>
      <text:p text:style-name="P1"><text:s text:c="3"/>//error checking: only that 1,2,3 is entered</text:p>
      <text:p text:style-name="P1"><text:s text:c="3"/>if (intNum &lt; 1 || intNum &gt; 3) <text:s/></text:p>
      <text:p text:style-name="P1"><text:s text:c="5"/>{</text:p>
      <text:p text:style-name="P1"><text:s text:c="7"/>in.setstate (std::ios_base::failbit);</text:p>
      <text:p text:style-name="P1"><text:s text:c="7"/>return in;</text:p>
      <text:p text:style-name="P1"><text:s text:c="5"/>}</text:p>
      <text:p text:style-name="P1"><text:s text:c="5"/></text:p>
      <text:p text:style-name="P1"><text:s text:c="2"/>in &gt;&gt; intColor;</text:p>
      <text:p text:style-name="P1"/>
      <text:p text:style-name="P1"><text:s text:c="3"/>if (in.fail())</text:p>
      <text:p text:style-name="P1"><text:s text:c="4"/>return in;</text:p>
      <text:p text:style-name="P1"/>
      <text:p text:style-name="P1"><text:s text:c="4"/>//error checking: only that G,R,P is entered</text:p>
      <text:p text:style-name="P1"><text:s text:c="3"/>if (intColor != 'G' &amp;&amp; intColor != 'R' &amp;&amp; intColor != 'P' )</text:p>
      <text:p text:style-name="P1"><text:s text:c="5"/>{</text:p>
      <text:p text:style-name="P1"><text:soft-page-break/><text:s text:c="7"/>in.setstate (std::ios_base::failbit);</text:p>
      <text:p text:style-name="P1"><text:s text:c="7"/>return in;</text:p>
      <text:p text:style-name="P1"><text:s text:c="5"/>}</text:p>
      <text:p text:style-name="P1"><text:s text:c="3"/></text:p>
      <text:p text:style-name="P1"><text:s text:c="3"/>in &gt;&gt; intShade;</text:p>
      <text:p text:style-name="P1"/>
      <text:p text:style-name="P1"><text:s text:c="3"/>if (in.fail())</text:p>
      <text:p text:style-name="P1"><text:s text:c="4"/>return in;</text:p>
      <text:p text:style-name="P1"/>
      <text:p text:style-name="P1"><text:s text:c="3"/>//error checking: only that L,S,O is entered</text:p>
      <text:p text:style-name="P1"><text:s text:c="4"/>if (intShade != 'L' &amp;&amp; intShade != 'S' &amp;&amp; intShade != 'O' )</text:p>
      <text:p text:style-name="P1"><text:s text:c="5"/>{</text:p>
      <text:p text:style-name="P1"><text:s text:c="7"/>in.setstate (std::ios_base::failbit);</text:p>
      <text:p text:style-name="P1"><text:s text:c="7"/>return in;</text:p>
      <text:p text:style-name="P1"><text:s text:c="5"/>}</text:p>
      <text:p text:style-name="P1"><text:s text:c="3"/></text:p>
      <text:p text:style-name="P1"><text:s text:c="2"/>in &gt;&gt; intShape;</text:p>
      <text:p text:style-name="P1"/>
      <text:p text:style-name="P1"><text:s text:c="2"/>if (in.fail())</text:p>
      <text:p text:style-name="P1"><text:s text:c="4"/>return in;</text:p>
      <text:p text:style-name="P1"/>
      <text:p text:style-name="P1"><text:s text:c="2"/>//error checking: only that D,S,O is entered</text:p>
      <text:p text:style-name="P1"><text:s text:c="2"/>if (intShape != 'D' &amp;&amp; intShape != 'S' &amp;&amp; intShape != 'O' )</text:p>
      <text:p text:style-name="P1"><text:s text:c="5"/>{</text:p>
      <text:p text:style-name="P1"><text:s text:c="7"/>in.setstate (std::ios_base::failbit);</text:p>
      <text:p text:style-name="P1"><text:s text:c="7"/>return in;</text:p>
      <text:p text:style-name="P1"><text:s text:c="5"/>}</text:p>
      <text:p text:style-name="P1"/>
      <text:p text:style-name="P1"><text:s text:c="2"/>//the appropiate variable is being converted to its</text:p>
      <text:p text:style-name="P1"><text:s text:c="2"/>//appropiate attribute type</text:p>
      <text:p text:style-name="P1"><text:s text:c="2"/>if (intNum == 1)</text:p>
      <text:p text:style-name="P1"><text:s text:c="4"/>aCard.number = 1;</text:p>
      <text:p text:style-name="P1"><text:s text:c="2"/>if (intNum == 2)</text:p>
      <text:p text:style-name="P1"><text:s text:c="4"/>aCard.number = 2;</text:p>
      <text:p text:style-name="P1"><text:s text:c="2"/>if (intNum == 3)</text:p>
      <text:p text:style-name="P1"><text:s text:c="4"/>aCard.number = 3;</text:p>
      <text:p text:style-name="P1"/>
      <text:p text:style-name="P1"><text:s text:c="2"/>if (intColor == 'G')</text:p>
      <text:p text:style-name="P1"><text:s text:c="4"/>aCard.color = GREEN;</text:p>
      <text:p text:style-name="P1"><text:s text:c="2"/>if (intColor == 'R')</text:p>
      <text:p text:style-name="P1"><text:s text:c="4"/>aCard.color = RED;</text:p>
      <text:p text:style-name="P1"><text:s text:c="2"/>if (intColor == 'P')</text:p>
      <text:p text:style-name="P1"><text:s text:c="4"/>aCard.color = PURPLE;</text:p>
      <text:p text:style-name="P1"/>
      <text:p text:style-name="P1"><text:s text:c="2"/>if (intShade == 'L')</text:p>
      <text:p text:style-name="P1"><text:s text:c="4"/>aCard.shade = SOLID;</text:p>
      <text:p text:style-name="P1"><text:s text:c="2"/>if (intShade == 'S')</text:p>
      <text:p text:style-name="P1"><text:s text:c="4"/>aCard.shade = STRIPED;</text:p>
      <text:p text:style-name="P1"><text:s text:c="2"/>if (intShade == 'O')</text:p>
      <text:p text:style-name="P1"><text:soft-page-break/><text:s text:c="4"/>aCard.shade = OPEN;</text:p>
      <text:p text:style-name="P1"/>
      <text:p text:style-name="P1"><text:s text:c="2"/>if (intShape == 'D')</text:p>
      <text:p text:style-name="P1"><text:s text:c="4"/>aCard.shape = DIAMOND;</text:p>
      <text:p text:style-name="P1"><text:s text:c="2"/>if (intShape == 'S')</text:p>
      <text:p text:style-name="P1"><text:s text:c="4"/>aCard.shape = SQUIGGLE;</text:p>
      <text:p text:style-name="P1"><text:s text:c="2"/>if (intShape == 'O')</text:p>
      <text:p text:style-name="P1"><text:s text:c="4"/>aCard.shape = OVAL; <text:s/></text:p>
      <text:p text:style-name="P1"><text:s text:c="2"/></text:p>
      <text:p text:style-name="P1"><text:s text:c="2"/></text:p>
      <text:p text:style-name="P1"><text:s text:c="2"/>return in; <text:s/>//returns the out stream</text:p>
      <text:p text:style-name="P1">}</text:p>
      <text:p text:style-name="P1"/>
      <text:p text:style-name="P1">// overloaded operator function that prints SET card attributes</text:p>
      <text:p text:style-name="P1">//to an output stream in the format readable</text:p>
      <text:p text:style-name="P1">std::ostream &amp;operator &lt;&lt; (std::ostream &amp;out, SetCard aCard)</text:p>
      <text:p text:style-name="P1">{</text:p>
      <text:p text:style-name="P1"><text:s text:c="3"/>int intNum;</text:p>
      <text:p text:style-name="P1"><text:s text:c="2"/>char intColor;</text:p>
      <text:p text:style-name="P1"><text:s text:c="2"/>char intShape;</text:p>
      <text:p text:style-name="P1"><text:s text:c="2"/>char intShade;</text:p>
      <text:p text:style-name="P1"/>
      <text:p text:style-name="P1"><text:s text:c="2"/>//the attributes are converted back to its</text:p>
      <text:p text:style-name="P1"><text:s text:c="2"/>//original character and integer </text:p>
      <text:p text:style-name="P1"><text:s text:c="2"/>if (aCard.number == 1)</text:p>
      <text:p text:style-name="P1"><text:s text:c="4"/>intNum <text:s/>= 1;</text:p>
      <text:p text:style-name="P1"><text:s text:c="2"/>if (aCard.number == 2)</text:p>
      <text:p text:style-name="P1"><text:s text:c="4"/>intNum <text:s/>= 2;</text:p>
      <text:p text:style-name="P1"><text:s text:c="2"/>if (aCard.number == 3)</text:p>
      <text:p text:style-name="P1"><text:s text:c="4"/>intNum = 3;</text:p>
      <text:p text:style-name="P1"/>
      <text:p text:style-name="P1"><text:s text:c="2"/>if (aCard.color == GREEN)</text:p>
      <text:p text:style-name="P1"><text:s text:c="4"/>intColor = 'G';</text:p>
      <text:p text:style-name="P1"><text:s text:c="2"/>if (aCard.color == RED)</text:p>
      <text:p text:style-name="P1"><text:s text:c="4"/>intColor = 'R';</text:p>
      <text:p text:style-name="P1"><text:s text:c="2"/>if (aCard.color == PURPLE)</text:p>
      <text:p text:style-name="P1"><text:s text:c="4"/>intColor = 'P'; </text:p>
      <text:p text:style-name="P1"/>
      <text:p text:style-name="P1"><text:s text:c="2"/>if (aCard.shade == SOLID)</text:p>
      <text:p text:style-name="P1"><text:s text:c="4"/>intShade = 'L';</text:p>
      <text:p text:style-name="P1"><text:s text:c="2"/>if (aCard.shade == STRIPED)</text:p>
      <text:p text:style-name="P1"><text:s text:c="4"/>intShade = 'S';</text:p>
      <text:p text:style-name="P1"><text:s text:c="2"/>if (aCard.shade == OPEN)</text:p>
      <text:p text:style-name="P1"><text:s text:c="4"/>intShade = 'O';</text:p>
      <text:p text:style-name="P1"/>
      <text:p text:style-name="P1"/>
      <text:p text:style-name="P1"><text:s text:c="2"/>if (aCard.shape == DIAMOND)</text:p>
      <text:p text:style-name="P1"><text:s text:c="4"/>intShape = 'D';</text:p>
      <text:p text:style-name="P1"><text:s text:c="3"/>if (aCard.shape == SQUIGGLE)</text:p>
      <text:p text:style-name="P1"><text:soft-page-break/><text:s text:c="4"/>intShape = 'S';</text:p>
      <text:p text:style-name="P1"><text:s text:c="4"/>if (aCard.shape == OVAL)</text:p>
      <text:p text:style-name="P1"><text:s text:c="4"/>intShape = 'O'; </text:p>
      <text:p text:style-name="P1"><text:s text:c="2"/></text:p>
      <text:p text:style-name="P1"><text:s text:c="2"/></text:p>
      <text:p text:style-name="P1"><text:s text:c="2"/>out &lt;&lt; intNum &lt;&lt; <text:s/>intColor</text:p>
      <text:p text:style-name="P1"><text:s text:c="6"/>&lt;&lt; intShade &lt;&lt; intShape; //the encoded card information</text:p>
      <text:p text:style-name="P1"><text:s text:c="31"/>//is printed out in the output stream</text:p>
      <text:p text:style-name="P1"/>
      <text:p text:style-name="P1"><text:s text:c="2"/>return out; //returns the out stream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File: settester.cpp</text:p>
      <text:p text:style-name="P1">// A main program file is written to test the SetCard.cpp</text:p>
      <text:p text:style-name="P1">//</text:p>
      <text:p text:style-name="P1">//-----------------------------------------------------------------</text:p>
      <text:p text:style-name="P1">// Class: CS 215 <text:s text:c="20"/>Instructor: Dr. Deborah Hwang</text:p>
      <text:p text:style-name="P1">// Assignment: <text:s text:c="3"/>settester.cpp <text:s text:c="5"/>Date assigned: <text:s/>2/2/2017</text:p>
      <text:p text:style-name="P1">// Programmer: <text:s text:c="3"/>Kunal Mukherjee <text:s text:c="3"/>Date completed: 9/2/2017</text:p>
      <text:p text:style-name="P1"/>
      <text:p text:style-name="P1"/>
      <text:p text:style-name="P1">//directives are included</text:p>
      <text:p text:style-name="P1">#include &lt;iostream&gt;</text:p>
      <text:p text:style-name="P1">#include &lt;fstream&gt;</text:p>
      <text:p text:style-name="P1">#include &lt;iostream&gt;</text:p>
      <text:p text:style-name="P1">#include &lt;sstream&gt;</text:p>
      <text:p text:style-name="P1">#include "setcard.h"</text:p>
      <text:p text:style-name="P1"/>
      <text:p text:style-name="P1">int main (int argc, char *argv[])</text:p>
      <text:p text:style-name="P1">{</text:p>
      <text:p text:style-name="P1"><text:s text:c="2"/>using namespace std; //using the stadard namesspace</text:p>
      <text:p text:style-name="P1"><text:s text:c="2"/></text:p>
      <text:p text:style-name="P1"><text:s text:c="2"/>if (argc != 3) // to see the proper usage in the commandline</text:p>
      <text:p text:style-name="P1"><text:s text:c="4"/>{</text:p>
      <text:p text:style-name="P1"><text:s text:c="6"/>cout &lt;&lt; "Usage:" &lt;&lt; argv[0] &lt;&lt; "inputfile outputfile" &lt;&lt; endl;</text:p>
      <text:p text:style-name="P1"><text:s text:c="4"/>}</text:p>
      <text:p text:style-name="P1"><text:s text:c="2"/></text:p>
      <text:p text:style-name="P1"><text:s text:c="2"/>ifstream inFile (argv[1]); //open file</text:p>
      <text:p text:style-name="P1"/>
      <text:p text:style-name="P1"><text:s text:c="2"/>if (!inFile) //check for sucess</text:p>
      <text:p text:style-name="P1"><text:s text:c="4"/>{</text:p>
      <text:p text:style-name="P1"><text:s text:c="6"/>cout &lt;&lt; "Error opening input file: " &lt;&lt; argv[1] &lt;&lt; endl;</text:p>
      <text:p text:style-name="P1"><text:s text:c="4"/>}</text:p>
      <text:p text:style-name="P1"/>
      <text:p text:style-name="P1"><text:s text:c="2"/>ofstream outFile (argv[2]);</text:p>
      <text:p text:style-name="P1"/>
      <text:p text:style-name="P1"><text:s text:c="2"/>if (!outFile)</text:p>
      <text:p text:style-name="P1"><text:s text:c="4"/>{</text:p>
      <text:p text:style-name="P1"><text:s text:c="6"/>cout &lt;&lt; "Error opening output file: " &lt;&lt; argv[2] &lt;&lt; endl;</text:p>
      <text:p text:style-name="P1"><text:s text:c="4"/>}</text:p>
      <text:p text:style-name="P1"/>
      <text:p text:style-name="P1"><text:s text:c="2"/>SetCard card, card2, card3;</text:p>
      <text:p text:style-name="P1"/>
      <text:p text:style-name="P1"><text:s text:c="2"/>int num; <text:s/>//the number of setcard sets in the input file</text:p>
      <text:p text:style-name="P1"><text:s text:c="2"/>inFile &gt;&gt; num; </text:p>
      <text:p text:style-name="P1"/>
      <text:p text:style-name="P1"><text:s text:c="2"/>outFile &lt;&lt; "SET TESTER" &lt;&lt; endl; //a message to be printed in the</text:p>
      <text:p text:style-name="P1"><text:s text:c="35"/>// output file <text:s/></text:p>
      <text:p text:style-name="P1"><text:s text:c="2"/></text:p>
      <text:p text:style-name="P1"><text:s text:c="2"/>for (int i = 0; i &lt; num; i++) <text:s/>//so that all the card are in the input</text:p>
      <text:p text:style-name="P1"><text:s text:c="34"/>// are read</text:p>
      <text:p text:style-name="P1"><text:soft-page-break/><text:s text:c="4"/>{</text:p>
      <text:p text:style-name="P1"/>
      <text:p text:style-name="P1"><text:s text:c="6"/>inFile &gt;&gt; card &gt;&gt; card2 &gt;&gt; card3 ; //the overloader operator reads in the</text:p>
      <text:p text:style-name="P1"><text:s text:c="41"/>//encoded message from the file</text:p>
      <text:p text:style-name="P1"/>
      <text:p text:style-name="P1"><text:s text:c="6"/>if(card.IsSet(card2, card3)) <text:s/>//it checks if the cards make a set or not</text:p>
      <text:p text:style-name="P1"><text:s text:c="4"/>{ <text:s text:c="3"/></text:p>
      <text:p text:style-name="P1"><text:s text:c="6"/>// prints out the encoded message in expanded form and lets the</text:p>
      <text:p text:style-name="P1"><text:s text:c="6"/>//result out- "has it made a set or not"</text:p>
      <text:p text:style-name="P1"><text:s text:c="6"/>outFile &lt;&lt; endl;</text:p>
      <text:p text:style-name="P1"><text:s text:c="6"/>outFile &lt;&lt; card &lt;&lt; " " &lt;&lt; ":" &lt;&lt; " " &lt;&lt; card.ToString() &lt;&lt; endl;</text:p>
      <text:p text:style-name="P1"><text:s text:c="6"/>outFile &lt;&lt; card2 &lt;&lt; " " &lt;&lt; ":" &lt;&lt; " " &lt;&lt; card2.ToString() &lt;&lt; endl;</text:p>
      <text:p text:style-name="P1"><text:s text:c="6"/>outFile &lt;&lt; card3 &lt;&lt; " " &lt;&lt; ":" &lt;&lt; " " &lt;&lt; card3.ToString() &lt;&lt; endl;</text:p>
      <text:p text:style-name="P1"><text:s text:c="6"/>outFile &lt;&lt; "make up a set" &lt;&lt; endl;</text:p>
      <text:p text:style-name="P1"><text:s text:c="5"/></text:p>
      <text:p text:style-name="P1"><text:s text:c="4"/>}</text:p>
      <text:p text:style-name="P1"><text:s text:c="6"/></text:p>
      <text:p text:style-name="P1"><text:s text:c="2"/>else</text:p>
      <text:p text:style-name="P1"><text:s text:c="4"/>{</text:p>
      <text:p text:style-name="P1"><text:s text:c="6"/>outFile &lt;&lt; endl;</text:p>
      <text:p text:style-name="P1"><text:s text:c="6"/>outFile &lt;&lt; card &lt;&lt; " " &lt;&lt; ":" &lt;&lt; " " &lt;&lt; card.ToString() &lt;&lt; endl;</text:p>
      <text:p text:style-name="P1"><text:s text:c="6"/>outFile &lt;&lt; card2 &lt;&lt; " " &lt;&lt; ":" &lt;&lt; " " &lt;&lt; card2.ToString() &lt;&lt; endl;</text:p>
      <text:p text:style-name="P1"><text:s text:c="6"/>outFile &lt;&lt; card3 &lt;&lt; " " &lt;&lt; ":" &lt;&lt; " " &lt;&lt; card3.ToString() &lt;&lt; endl;</text:p>
      <text:p text:style-name="P1"><text:s text:c="6"/>outFile &lt;&lt; "do not make up a set" &lt;&lt; endl;</text:p>
      <text:p text:style-name="P1"><text:s text:c="6"/></text:p>
      <text:p text:style-name="P1"><text:s text:c="4"/>}</text:p>
      <text:p text:style-name="P1"><text:s text:c="2"/>}</text:p>
      <text:p text:style-name="P1"/>
      <text:p text:style-name="P1"><text:s text:c="2"/>//closes file</text:p>
      <text:p text:style-name="P1"><text:s text:c="2"/></text:p>
      <text:p text:style-name="P1"><text:s text:c="4"/>inFile.close(); </text:p>
      <text:p text:style-name="P1"><text:s text:c="4"/>outFile.close();</text:p>
      <text:p text:style-name="P1"><text:s text:c="4"/>return 0;</text:p>
      <text:p text:style-name="P1"><text:s text:c="4"/></text:p>
      <text:p text:style-name="P1">}</text:p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8:09:33.539626633</meta:creation-date>
    <dc:date>2017-02-12T18:13:19.284288801</dc:date>
    <meta:editing-duration>PT3M47S</meta:editing-duration>
    <meta:editing-cycles>1</meta:editing-cycles>
    <meta:document-statistic meta:table-count="0" meta:image-count="0" meta:object-count="0" meta:page-count="10" meta:paragraph-count="353" meta:word-count="1526" meta:character-count="10766" meta:non-whitespace-character-count="8295"/>
    <meta:generator>LibreOffice/5.1.4.2$Linux_X86_64 LibreOffice_project/10m0$Build-2</meta:generator>
  </office:meta>
</office:document-meta>
</file>